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宋体" svg:font-family="宋体"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First_20_line_20_indent">
      <style:paragraph-properties fo:line-height="100%"/>
      <style:text-properties style:font-name="宋体" fo:font-size="10.5pt" fo:font-weight="normal" style:font-name-asian="宋体" style:font-size-asian="10.5pt" style:font-weight-asian="normal" style:font-size-complex="10.5pt" style:font-weight-complex="normal"/>
    </style:style>
    <style:style style:name="P2" style:family="paragraph" style:parent-style-name="First_20_line_20_indent">
      <style:paragraph-properties fo:line-height="100%"/>
      <style:text-properties style:font-name="宋体" fo:font-size="10.5pt" fo:font-style="italic" fo:font-weight="normal" style:font-name-asian="宋体" style:font-size-asian="10.5pt" style:font-style-asian="italic" style:font-weight-asian="normal" style:font-size-complex="10.5pt" style:font-style-complex="italic" style:font-weight-complex="normal"/>
    </style:style>
    <style:style style:name="P3" style:family="paragraph" style:parent-style-name="Heading_20_1">
      <style:text-properties fo:font-size="14pt" style:font-size-asian="14pt" style:font-size-complex="14pt"/>
    </style:style>
    <style:style style:name="T1" style:family="text">
      <style:text-properties officeooo:rsid="0008694e"/>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什么是机械制造工艺学</text:h>
      <text:p text:style-name="P1"><text:span text:style-name="T2">机械制造工艺学的研究对象</text:span>：机械产品的制造工艺（包括零件加工和装配工艺两部分）</text:p>
      <text:p text:style-name="P1"><text:span text:style-name="T2">指导思想</text:span>：在保证质量的前提下达到高生产率，经济性（包括利润和经济效益）</text:p>
      <text:p text:style-name="P1"><text:span text:style-name="T2">课程的研究重点</text:span>：工艺过程（零件加工工艺，装配工艺）</text:p>
      <text:p text:style-name="P1">“工艺是使各种原材料，半成品成为产品的方法和过程</text:p>
      <text:p text:style-name="P2">”关键词：工件，刀具，机床，夹具“</text:p>
      <text:h text:style-name="P3" text:outline-level="1">主要任务</text:h>
      <text:p text:style-name="P1">（<text:span text:style-name="T1">1）掌握机械加工和装配的基本理论和知识</text:span></text:p>
      <text:p text:style-name="P1">（零件加工时的定位理论，工艺和装配尺寸链理论，加工精度理论）</text:p>
      <text:p text:style-name="P1">（<text:span text:style-name="T1">2）了解影响加工质量的各项因素，学会分析，研究加工质量的方法</text:span></text:p>
      <text:p text:style-name="P1">（<text:span text:style-name="T1">3）学会制定零件的机械加工工艺过程和部件，产品装配过程的方法</text:span></text:p>
      <text:p text:style-name="P1">（<text:span text:style-name="T1">4）掌握机床夹具设计的基本理论和方法</text:span></text:p>
      <text:p text:style-name="P1">（<text:span text:style-name="T1">5）了解当前制造技术的发展及一些重要的先进制造技术，认识制造技术的作用和重要性</text:span></text:p>
      <text:h text:style-name="P3" text:outline-level="1">课程的主要内容</text:h>
      <text:p text:style-name="P1">（<text:span text:style-name="T1">1）加工质量分析（加工精度和机械加工表面质量）</text:span></text:p>
      <text:p text:style-name="P1">分析影响加工精度的因素，质量的全面控制，加工误差的统计分析及提高加工精度的途径误差的检测与补偿和加工误差综合分析实例，影响表面质量的因素及其控制，表面改性处理，防治机械振动的方法</text:p>
      <text:p text:style-name="P1">（<text:span text:style-name="T1">2）零件机械加工工艺过程制定</text:span></text:p>
      <text:p text:style-name="P1">论述了零件机械加工工艺过程制定的指导思想，内容方法和步骤，分析了余量工艺尺寸链等问题</text:p>
      <text:p text:style-name="P1">阐述了成组技术，数控加工技术和计算机辅助工艺过程等先进制造技术</text:p>
      <text:p text:style-name="P1">进行制定工艺过程的实例分析</text:p>
      <text:p text:style-name="P1">（<text:span text:style-name="T1">3）装配工艺过程设计</text:span></text:p>
      <text:p text:style-name="P1">装配过程的制定，典型部件装配举例，结构的装配工艺性，装配工艺方法，装配尺寸链，机器人与装配自动化，虚拟装配</text:p>
      <text:p text:style-name="P1">（<text:span text:style-name="T1">4）机床夹具设计原理和方法</text:span></text:p>
      <text:p text:style-name="P1">成组夹具，随行夹具，计算机辅助夹具设计</text:p>
      <text:p text:style-name="P1">（<text:span text:style-name="T1">5）机械制造工艺技术的发展</text:span></text:p>
      <text:p text:style-name="P1">从精密工程和纳米技术，制造系统自动化的角度论述了现代创造工艺技术，先进制造模式，增加了集成电路和印制电路板制造技术，扩大了制造工艺的范围</text:p>
      <text:h text:style-name="P3" text:outline-level="1">本课程的特点</text:h>
      <text:p text:style-name="P1">实践性强，具有工程性，具备”金属工艺学，金工实习，互换性与技术测量基础，金属切削原理，金属切削刀具，金属切削机床等基础知识</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宋体" svg:font-family="宋体"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1T12:46:37.014000000</meta:creation-date>
    <dc:date>2022-09-02T08:42:42.249000000</dc:date>
    <meta:editing-duration>PT9H2M1S</meta:editing-duration>
    <meta:editing-cycles>5</meta:editing-cycles>
    <meta:generator>LibreOffice/7.4.0.3$Windows_X86_64 LibreOffice_project/f85e47c08ddd19c015c0114a68350214f7066f5a</meta:generator>
    <meta:document-statistic meta:table-count="0" meta:image-count="0" meta:object-count="0" meta:page-count="1" meta:paragraph-count="28" meta:word-count="791" meta:character-count="791" meta:non-whitespace-character-count="791"/>
  </office:meta>
</office:document-meta>
</file>